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b056" officeooo:paragraph-rsid="0008b056"/>
    </style:style>
    <style:style style:name="P2" style:family="paragraph" style:parent-style-name="Standard" style:list-style-name="L1">
      <style:text-properties officeooo:rsid="000a58bb" officeooo:paragraph-rsid="000a58bb"/>
    </style:style>
    <style:style style:name="P3" style:family="paragraph" style:parent-style-name="Standard" style:list-style-name="L1">
      <style:text-properties officeooo:rsid="000b45f6" officeooo:paragraph-rsid="000b45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6852212820204519" text:style-name="L1">
        <text:list-item>
          <text:p text:style-name="P1">Missing &lt;h1&gt; tags</text:p>
        </text:list-item>
        <text:list-item>
          <text:p text:style-name="P3">Fix JS syntax</text:p>
        </text:list-item>
        <text:list-item>
          <text:p text:style-name="P1">Remove instructions</text:p>
        </text:list-item>
        <text:list-item>
          <text:p text:style-name="P1">Missing &lt;p&gt; tags</text:p>
        </text:list-item>
        <text:list-item>
          <text:p text:style-name="P2">JS wrong target file</text:p>
        </text:list-item>
        <text:list-item>
          <text:p text:style-name="P2">Move columns into correct order</text:p>
        </text:list-item>
        <text:list-item>
          <text:p text:style-name="P3">Fix text col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3:50:56.564000000</meta:creation-date>
    <dc:date>2017-06-14T14:36:09.822000000</dc:date>
    <meta:editing-duration>PT34M42S</meta:editing-duration>
    <meta:editing-cycles>2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7" meta:word-count="30" meta:character-count="144" meta:non-whitespace-character-count="128"/>
  </office:meta>
</office:document-meta>
</file>